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-is-between(-0.44,-0.48)" style:apply-style-name="Good" style:base-cell-address="experiment_centers_dec12_05.B1"/>
      <style:map style:condition="cell-content-is-between(-0.42,-0.5)" style:apply-style-name="Neutral" style:base-cell-address="experiment_centers_dec12_05.B1"/>
      <style:map style:condition="cell-content-is-between(-0.4,-0.52)" style:apply-style-name="Bad" style:base-cell-address="experiment_centers_dec12_05.B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riment_centers_dec12_05" table:style-name="ta1">
        <table:shapes>
          <draw:frame draw:z-index="0" draw:style-name="gr1" draw:text-style-name="P1" svg:width="15.999cm" svg:height="8.999cm" svg:x="20.415cm" svg:y="1.268cm">
            <draw:object draw:notify-on-update-of-ranges="experiment_centers_dec12_05.B1:experiment_centers_dec12_05.B12 experiment_centers_dec12_05.C1:experiment_centers_dec12_05.C12 experiment_centers_dec12_05.C14:experiment_centers_dec12_05.C14 experiment_centers_dec12_05.B14:experiment_centers_dec12_05.B14 experiment_centers_dec12_05.C15:experiment_centers_dec12_05.C15 experiment_centers_dec12_05.B15:experiment_centers_dec12_05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93302176332404" calcext:value-type="float">
            <text:p>-0.493302176332404</text:p>
          </table:table-cell>
          <table:table-cell office:value-type="float" office:value="0.534650117518885" calcext:value-type="float">
            <text:p>0.534650117518885</text:p>
          </table:table-cell>
          <table:table-cell office:value-type="float" office:value="0.052448710674448" calcext:value-type="float">
            <text:p>0.0524487106744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55381859094096" calcext:value-type="float">
            <text:p>-0.455381859094096</text:p>
          </table:table-cell>
          <table:table-cell office:value-type="float" office:value="0.495275636206559" calcext:value-type="float">
            <text:p>0.495275636206559</text:p>
          </table:table-cell>
          <table:table-cell office:value-type="float" office:value="0.0789911227326694" calcext:value-type="float">
            <text:p>0.078991122732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3330902759296" calcext:value-type="float">
            <text:p>-0.443330902759296</text:p>
          </table:table-cell>
          <table:table-cell office:value-type="float" office:value="0.487492003538916" calcext:value-type="float">
            <text:p>0.487492003538916</text:p>
          </table:table-cell>
          <table:table-cell office:value-type="float" office:value="0.111277254612517" calcext:value-type="float">
            <text:p>0.1112772546125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9295591908045" calcext:value-type="float">
            <text:p>-0.449295591908045</text:p>
          </table:table-cell>
          <table:table-cell office:value-type="float" office:value="0.461414097073245" calcext:value-type="float">
            <text:p>0.461414097073245</text:p>
          </table:table-cell>
          <table:table-cell office:value-type="float" office:value="0.0779005543624276" calcext:value-type="float">
            <text:p>0.077900554362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84805396094588" calcext:value-type="float">
            <text:p>-0.484805396094588</text:p>
          </table:table-cell>
          <table:table-cell office:value-type="float" office:value="0.417445007688262" calcext:value-type="float">
            <text:p>0.417445007688262</text:p>
          </table:table-cell>
          <table:table-cell office:value-type="float" office:value="0.0596747652680175" calcext:value-type="float">
            <text:p>0.0596747652680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8289679240746" calcext:value-type="float">
            <text:p>-0.438289679240746</text:p>
          </table:table-cell>
          <table:table-cell office:value-type="float" office:value="0.379725611478036" calcext:value-type="float">
            <text:p>0.379725611478036</text:p>
          </table:table-cell>
          <table:table-cell office:value-type="float" office:value="0.0515402880284095" calcext:value-type="float">
            <text:p>0.051540288028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4195027022283" calcext:value-type="float">
            <text:p>-0.414195027022283</text:p>
          </table:table-cell>
          <table:table-cell office:value-type="float" office:value="0.499659325109467" calcext:value-type="float">
            <text:p>0.499659325109467</text:p>
          </table:table-cell>
          <table:table-cell office:value-type="float" office:value="0.0600888150041879" calcext:value-type="float">
            <text:p>0.060088815004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66972508007597" calcext:value-type="float">
            <text:p>-0.466972508007597</text:p>
          </table:table-cell>
          <table:table-cell office:value-type="float" office:value="0.535393375025256" calcext:value-type="float">
            <text:p>0.535393375025256</text:p>
          </table:table-cell>
          <table:table-cell office:value-type="float" office:value="0.0994051407016378" calcext:value-type="float">
            <text:p>0.0994051407016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81600876612601" calcext:value-type="float">
            <text:p>-0.481600876612601</text:p>
          </table:table-cell>
          <table:table-cell office:value-type="float" office:value="0.465197904130294" calcext:value-type="float">
            <text:p>0.465197904130294</text:p>
          </table:table-cell>
          <table:table-cell office:value-type="float" office:value="0.0869008292236568" calcext:value-type="float">
            <text:p>0.0869008292236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34083450741402" calcext:value-type="float">
            <text:p>-0.434083450741402</text:p>
          </table:table-cell>
          <table:table-cell office:value-type="float" office:value="0.478245293347869" calcext:value-type="float">
            <text:p>0.478245293347869</text:p>
          </table:table-cell>
          <table:table-cell office:value-type="float" office:value="0.0797968765124115" calcext:value-type="float">
            <text:p>0.0797968765124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42418285490432" calcext:value-type="float">
            <text:p>-0.442418285490432</text:p>
          </table:table-cell>
          <table:table-cell office:value-type="float" office:value="0.504131616766266" calcext:value-type="float">
            <text:p>0.504131616766266</text:p>
          </table:table-cell>
          <table:table-cell office:value-type="float" office:value="0.080584504321557" calcext:value-type="float">
            <text:p>0.080584504321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121426180811" calcext:value-type="float">
            <text:p>-0.50121426180811</text:p>
          </table:table-cell>
          <table:table-cell office:value-type="float" office:value="0.544852998251248" calcext:value-type="float">
            <text:p>0.544852998251248</text:p>
          </table:table-cell>
          <table:table-cell office:value-type="float" office:value="0.0940966629352847" calcext:value-type="float">
            <text:p>0.09409666293528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Default" table:formula="of:=AVERAGE([.B1:.B12])" office:value-type="float" office:value="-0.458740834592633" calcext:value-type="float">
            <text:p>-0.458740834592633</text:p>
          </table:table-cell>
          <table:table-cell table:formula="of:=AVERAGE([.C1:.C12])" office:value-type="float" office:value="0.483623582177859" calcext:value-type="float">
            <text:p>0.483623582177859</text:p>
          </table:table-cell>
          <table:table-cell table:formula="of:=AVERAGE([.D1:.D12])" office:value-type="float" office:value="0.0777254603647687" calcext:value-type="float">
            <text:p>0.077725460364769</text:p>
          </table:table-cell>
        </table:table-row>
        <table:table-row table:style-name="ro1">
          <table:table-cell office:value-type="string" calcext:value-type="string">
            <text:p>mocap</text:p>
          </table:table-cell>
          <table:table-cell table:style-name="Default" office:value-type="float" office:value="-0.459523" calcext:value-type="float">
            <text:p>-0.459523</text:p>
          </table:table-cell>
          <table:table-cell office:value-type="float" office:value="0.547352" calcext:value-type="float">
            <text:p>0.547352</text:p>
          </table:table-cell>
          <table:table-cell office:value-type="float" office:value="0.075431" calcext:value-type="float">
            <text:p>0.075431</text:p>
          </table:table-cell>
        </table:table-row>
        <calcext:conditional-formats>
          <calcext:conditional-format calcext:target-range-address="experiment_centers_dec12_05.B1:experiment_centers_dec12_05.B12">
            <calcext:condition calcext:apply-style-name="Good" calcext:value="between(-0.44,-0.48)" calcext:base-cell-address="experiment_centers_dec12_05.B1"/>
            <calcext:condition calcext:apply-style-name="Neutral" calcext:value="between(-0.42,-0.5)" calcext:base-cell-address="experiment_centers_dec12_05.B1"/>
            <calcext:condition calcext:apply-style-name="Bad" calcext:value="between(-0.4,-0.52)" calcext:base-cell-address="experiment_centers_dec12_05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12T14:51:43.523906674</dc:date>
    <meta:editing-duration>PT4M51S</meta:editing-duration>
    <meta:editing-cycles>2</meta:editing-cycles>
    <meta:document-statistic meta:table-count="1" meta:cell-count="5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89cm" svg:y="3.703cm" style:legend-expansion="high" chart:style-name="ch2"/>
        <chart:plot-area chart:style-name="ch3" table:cell-range-address="experiment_centers_dec12_05.B1:experiment_centers_dec12_05.C12 experiment_centers_dec12_05.C14:experiment_centers_dec12_05.C15" chart:data-source-has-labels="row" svg:x="0.32cm" svg:y="0.18cm" svg:width="14.049cm" svg:height="8.64cm">
          <chartooo:coordinate-region svg:x="0.704cm" svg:y="0.38cm" svg:width="13.372cm" svg:height="7.79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xperiment_centers_dec12_05.C1:experiment_centers_dec12_05.C12" loext:label-string="uav" chart:class="chart:scatter">
            <chart:domain table:cell-range-address="experiment_centers_dec12_05.B1:experiment_centers_dec12_05.B12"/>
            <chart:data-point chart:repeated="12"/>
          </chart:series>
          <chart:series chart:style-name="ch7" chart:values-cell-range-address="experiment_centers_dec12_05.C14:experiment_centers_dec12_05.C14" loext:label-string="avg" chart:class="chart:scatter">
            <chart:domain table:cell-range-address="experiment_centers_dec12_05.B14:experiment_centers_dec12_05.B14"/>
            <chart:data-point/>
          </chart:series>
          <chart:series chart:style-name="ch8" chart:values-cell-range-address="experiment_centers_dec12_05.C15:experiment_centers_dec12_05.C15" loext:label-string="tru" chart:class="chart:scatter">
            <chart:domain table:cell-range-address="experiment_centers_dec12_05.B15:experiment_centers_dec12_05.B15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av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/>
              </table:table-cell>
              <table:table-cell office:value-type="string">
                <text:p>tr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93302176332404">
                <text:p>-0.493302176332404</text:p>
                <draw:g>
                  <svg:desc>experiment_centers_dec12_05.B1:experiment_centers_dec12_05.B12</svg:desc>
                </draw:g>
              </table:table-cell>
              <table:table-cell office:value-type="float" office:value="0.534650117518885">
                <text:p>0.534650117518885</text:p>
                <draw:g>
                  <svg:desc>experiment_centers_dec12_05.C1:experiment_centers_dec12_05.C12</svg:desc>
                </draw:g>
              </table:table-cell>
              <table:table-cell office:value-type="float" office:value="-0.458740834592633">
                <text:p>-0.458740834592633</text:p>
                <draw:g>
                  <svg:desc>experiment_centers_dec12_05.B14:experiment_centers_dec12_05.B14</svg:desc>
                </draw:g>
              </table:table-cell>
              <table:table-cell office:value-type="float" office:value="0.483623582177859">
                <text:p>0.483623582177859</text:p>
                <draw:g>
                  <svg:desc>experiment_centers_dec12_05.C14:experiment_centers_dec12_05.C14</svg:desc>
                </draw:g>
              </table:table-cell>
              <table:table-cell office:value-type="float" office:value="-0.459523">
                <text:p>-0.459523</text:p>
                <draw:g>
                  <svg:desc>experiment_centers_dec12_05.B15:experiment_centers_dec12_05.B15</svg:desc>
                </draw:g>
              </table:table-cell>
              <table:table-cell office:value-type="float" office:value="0.547352">
                <text:p>0.547352</text:p>
                <draw:g>
                  <svg:desc>experiment_centers_dec12_05.C15:experiment_centers_dec12_05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55381859094096">
                <text:p>-0.455381859094096</text:p>
              </table:table-cell>
              <table:table-cell office:value-type="float" office:value="0.495275636206559">
                <text:p>0.495275636206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43330902759296">
                <text:p>-0.443330902759296</text:p>
              </table:table-cell>
              <table:table-cell office:value-type="float" office:value="0.487492003538916">
                <text:p>0.48749200353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49295591908045">
                <text:p>-0.449295591908045</text:p>
              </table:table-cell>
              <table:table-cell office:value-type="float" office:value="0.461414097073245">
                <text:p>0.461414097073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84805396094588">
                <text:p>-0.484805396094588</text:p>
              </table:table-cell>
              <table:table-cell office:value-type="float" office:value="0.417445007688262">
                <text:p>0.41744500768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438289679240746">
                <text:p>-0.438289679240746</text:p>
              </table:table-cell>
              <table:table-cell office:value-type="float" office:value="0.379725611478036">
                <text:p>0.379725611478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414195027022283">
                <text:p>-0.414195027022283</text:p>
              </table:table-cell>
              <table:table-cell office:value-type="float" office:value="0.499659325109467">
                <text:p>0.49965932510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66972508007597">
                <text:p>-0.466972508007597</text:p>
              </table:table-cell>
              <table:table-cell office:value-type="float" office:value="0.535393375025256">
                <text:p>0.53539337502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1600876612601">
                <text:p>-0.481600876612601</text:p>
              </table:table-cell>
              <table:table-cell office:value-type="float" office:value="0.465197904130294">
                <text:p>0.46519790413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434083450741402">
                <text:p>-0.434083450741402</text:p>
              </table:table-cell>
              <table:table-cell office:value-type="float" office:value="0.478245293347869">
                <text:p>0.478245293347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42418285490432">
                <text:p>-0.442418285490432</text:p>
              </table:table-cell>
              <table:table-cell office:value-type="float" office:value="0.504131616766266">
                <text:p>0.504131616766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0121426180811">
                <text:p>-0.50121426180811</text:p>
              </table:table-cell>
              <table:table-cell office:value-type="float" office:value="0.544852998251248">
                <text:p>0.544852998251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